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20000002A160168B5BCE4D3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officeooo:paragraph-rsid="00131698"/>
    </style:style>
    <style:style style:name="P3" style:family="paragraph" style:parent-style-name="Standard">
      <style:text-properties style:text-position="super 58%" officeooo:paragraph-rsid="00131698"/>
    </style:style>
    <style:style style:name="P4" style:family="paragraph" style:parent-style-name="Text_20_body" style:list-style-name="WWNum1">
      <style:paragraph-properties fo:margin-left="1.27cm" fo:margin-right="0cm" fo:text-indent="-0.635cm" style:auto-text-indent="false" style:writing-mode="lr-tb"/>
      <style:text-properties officeooo:paragraph-rsid="00131698"/>
    </style:style>
    <style:style style:name="P5" style:family="paragraph" style:parent-style-name="Text_20_body" style:list-style-name="WWNum1">
      <style:paragraph-properties fo:margin-left="1.27cm" fo:margin-right="0cm" fo:text-align="start" style:justify-single-word="false" fo:text-indent="-0.635cm" style:auto-text-indent="false" style:writing-mode="lr-tb"/>
    </style:style>
    <style:style style:name="P6" style:family="paragraph" style:parent-style-name="Text_20_body">
      <style:paragraph-properties fo:margin-left="0cm" fo:margin-right="0cm" fo:text-indent="1.251cm" style:auto-text-indent="false" style:writing-mode="lr-tb"/>
    </style:style>
    <style:style style:name="P7" style:family="paragraph" style:parent-style-name="Text_20_body">
      <style:paragraph-properties fo:margin-left="0.635cm" fo:margin-right="0cm" fo:text-align="start" style:justify-single-word="false" fo:text-indent="0cm" style:auto-text-indent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698" style:font-weight-asian="bold" style:font-weight-complex="bold"/>
    </style:style>
    <style:style style:name="T3" style:family="text">
      <style:text-properties officeooo:rsid="0011c1fd"/>
    </style:style>
    <style:style style:name="T4" style:family="text">
      <style:text-properties officeooo:rsid="00131698"/>
    </style:style>
    <style:style style:name="T5" style:family="text">
      <style:text-properties fo:color="#ff0000" loext:opacity="100%"/>
    </style:style>
    <style:style style:name="T6" style:family="text">
      <style:text-properties fo:font-weight="normal" officeooo:rsid="00131698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1.</text:span><text:tab/><text:span text:style-name="T1">Blendwunsch-Listen (Wartungsschalter) für papierlosen Drucker erzeugen</text:span></text:p>
      <text:p text:style-name="P1">Damit der papierlose Drucker am DesigoCC korrekt funktioniert, muss für jeden Wartungsschalter eine Textda-tei mit enthaltenen Blendwünschen erzeugt und diese auf den einzelnen Servern abgelegt werden.</text:p>
      <text:p text:style-name="Standard"/>
      <text:p text:style-name="Standard"/>
      <text:p text:style-name="Standard">2.4.1<text:tab/><text:span text:style-name="T1">Variante 1: Halbautomatisches erzeugen der Blendwunschlisten</text:span></text:p>
      <text:p text:style-name="Standard">Blendwunschlisten können auch gesammelt jeweils für eine OS ausgedruckt werden. Mithilfe eines Scripts kann man diese eine OS weit große Datei in die einzelnen Wartungsschalterdateien aufteilen.</text:p>
      <text:p text:style-name="Standard">Script wurde mit der Sprache Ruby programmiert, da diese nicht standardmäßig bei Windows installiert ist gibt es eine Linux VM mit der man das Script ausführen kann.</text:p>
      <text:p text:style-name="Standard"/>
      <text:p text:style-name="Standard">1.<text:tab/>Für alle benötigten OS’en alle Wartungsschalter gesammelt ausdrucken:</text:p>
      <text:p text:style-name="Standard"><text:span text:style-name="T3">2.</text:span><text:tab/>OS-Parametrierung auf jeweiligen OS öffnen</text:p>
      <text:p text:style-name="Standard"><text:span text:style-name="T3">3</text:span>.<text:tab/>Bearbeiten -&gt; Blendwunsch Drucken -&gt; OSx auswählen</text:p>
      <text:p text:style-name="Standard"><text:span text:style-name="T3">4</text:span>.<text:tab/>Alle Wartungsschalter mithilfe von Shift + Linksklick auswählen</text:p>
      <text:p text:style-name="Standard"><text:span text:style-name="T3">5</text:span>.<text:tab/>Drucken auswählen -&gt; Datei und ASCII auswählen und Dateiname verwenden</text:p>
      <text:p text:style-name="Standard">(z.B. Blendwunsch_OS2.txt)</text:p>
      <text:p text:style-name="Standard"><text:span text:style-name="T3">6</text:span>.<text:tab/>Textdateien unter „/usr/sicx/mount/os9/data/cpm/ap“ per FTP von OS holen</text:p>
      <text:p text:style-name="Standard"><text:span text:style-name="T3">7</text:span>.<text:tab/>Linux VM starten (Linux-PoP_OS), anmelden mit standard sicx Zugangsdaten </text:p>
      <text:p text:style-name="Standard"><text:span text:style-name="T3">8</text:span>.<text:tab/>GGf. Auflösung korrigieren durch erneutes aktivieren des Vollbildmodus:</text:p>
      <text:p text:style-name="Standard"><draw:frame draw:style-name="fr1" draw:name="Bild1" text:anchor-type="char" svg:width="7.673cm" svg:height="1.111cm" draw:z-index="0"><draw:image xlink:href="Pictures/10000000000001220000002A160168B5BCE4D3C5.png" xlink:type="simple" xlink:show="embed" xlink:actuate="onLoad" draw:mime-type="image/png"/></draw:frame></text:p>
      <text:p text:style-name="Standard"><text:tab/> </text:p>
      <text:p text:style-name="Standard"/>
      <text:p text:style-name="Standard"><text:span text:style-name="T3">10</text:span>.<text:tab/>Ordnerverknüpfung „blendwunsch“ auf Desktop öffnen</text:p>
      <text:p text:style-name="Standard"><text:span text:style-name="T3">11</text:span>.<text:tab/>Blendwunschdateien in Ordner „sicx_data“ kopieren (einfach per Drag&amp;Drop von Host oder ggf. Shared Folders einrichten)</text:p>
      <text:p text:style-name="Standard"><text:span text:style-name="T3">12</text:span>.<text:tab/>Rechtsklick auf in Dateiexplorer und „Open in Terminal“ auswählen </text:p>
      <text:p text:style-name="Standard"><text:span text:style-name="T3">13.</text:span><text:tab/>Befehl „ruby main.rb“ ausführen. </text:p>
      <text:p text:style-name="Standard"><text:span text:style-name="T3">14</text:span>.<text:tab/>Fertige Blendwunschlisten sind nun im Fileexplorer sortiert nach System und Scheibe zu finden. Per Drag&amp;Drop kann man diese wieder auf den Host schieben.</text:p>
      <text:p text:style-name="Standard"/>
      <text:p text:style-name="Standard">1<text:span text:style-name="T3">4</text:span>.<text:tab/>Textdateien in DesigoCC auf jeweiligen Server in Pfad „C:\APPS\DesigoCC_PaperlessPrinter_1_1_13\ini\sicx“ ableg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<text:span text:style-name="T4">2.</text:span><text:tab/><text:span text:style-name="T2">Bestimmte Teile eines Scripts auskommentieren</text:span></text:p>
      <text:list xml:id="list2858010092" text:style-name="WWNum1">
        <text:list-item>
          <text:p text:style-name="P4"><text:span text:style-name="T6">In Siclimat X m</text:span>üssen migrierte Datenpunkte auskommentiert werden, dafür kann ein weiteres Tool in der LinuxVM verwendet werden.</text:p>
        </text:list-item>
      </text:list>
      <text:p text:style-name="P6">Linux File Explorer kann mit STRG + F geöffnet werden</text:p>
      <text:list xml:id="list144660381379980" text:continue-numbering="true" text:style-name="WWNum1">
        <text:list-item>
          <text:p text:style-name="P5">Schaltprogramme auf LinuxVM per FTP auf Host kopieren, anschließend per Drag&amp;Drop in die VM</text:p>
        </text:list-item>
      </text:list>
      <text:p text:style-name="P7">( von OS1: /usr/sicx/mount.a/os1/data/tem/f nach ~/scripte-arbeit/sicx_zsp_string_auskommentieren/anzupassende_zsp)</text:p>
      <text:list xml:id="list144659520448745" text:continue-numbering="true" text:style-name="WWNum1">
        <text:list-item>
          <text:p text:style-name="P5">Rechtsklick im Fileexplorer -&gt; Open in Terminal</text:p>
        </text:list-item>
        <text:list-item>
          <text:p text:style-name="P5">Befehl „ruby main.rb“ ausführen</text:p>
        </text:list-item>
        <text:list-item>
          <text:p text:style-name="P5">Angepasste ZSP sind nun im Ordner „angepasste ZSP“ und können wieder nach SicX umkopiert werden (in den Ordner für nicht freigegebene ZSP OS1: /usr/sicx/mount.a/os1/data/tem/<text:span text:style-name="T5">?????</text:span> (und anschließend Syntaxprüfung ausführen</text:p>
        </text:list-item>
      </text:list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de" fo:country="DE" style:font-name-asian="Cambria Math" style:font-family-asian="'Cambria Math'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Textkörper_20_Zchn" style:display-name="Textkörper Zchn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1T14:26:35.286759491</meta:creation-date>
    <dc:date>2021-08-11T14:46:58.376395942</dc:date>
    <meta:editing-duration>PT16M21S</meta:editing-duration>
    <meta:editing-cycles>3</meta:editing-cycles>
    <meta:generator>LibreOffice/7.1.4.2$Linux_X86_64 LibreOffice_project/10$Build-2</meta:generator>
    <meta:document-statistic meta:table-count="0" meta:image-count="1" meta:object-count="0" meta:page-count="2" meta:paragraph-count="29" meta:word-count="336" meta:character-count="2561" meta:non-whitespace-character-count="2253"/>
  </office:meta>
</office:document-meta>
</file>